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Sentences</text:h>
      <text:p text:style-name="Standard">This document tests basic formatting.</text:p>
      <text:p text:style-name="Standard">This line tests <text:span text:style-name="T1">bold</text:span>, <text:span text:style-name="T2">italic</text:span> and <text:span text:style-name="T3">underline</text:span> formatting.</text:p>
      <text:p text:style-name="Text_20_body">This paragraph uses a different style (Text body).</text:p>
      <text:p text:style-name="Text_20_body">Visit the project homepage at: <text:a xlink:type="simple" xlink:href="http://code.google.com/p/py-odftools/">http://code.google.com/p/py-odftools/</text:a></text:p>
      <text:h text:style-name="Heading_20_1" text:outline-level="1">Test List</text:h>
      <text:p text:style-name="Standard">Unordered list:</text:p>
      <text:list text:style-name="L1">
        <text:list-item>
          <text:p text:style-name="P1">One</text:p>
        </text:list-item>
        <text:list-item>
          <text:p text:style-name="P1">Two</text:p>
        </text:list-item>
        <text:list-item>
          <text:p text:style-name="P1">Three</text:p>
        </text:list-item>
      </text:list>
      <text:p text:style-name="Standard">Ordered list:</text:p>
      <text:list text:style-name="L2">
        <text:list-item>
          <text:p text:style-name="P2">First</text:p>
        </text:list-item>
        <text:list-item>
          <text:p text:style-name="P2">Second</text:p>
        </text:list-item>
        <text:list-item>
          <text:p text:style-name="P2">Third</text:p>
        </text:list-item>
      </text:list>
      <text:p text:style-name="Standard"/>
      <text:h text:style-name="Heading_20_1" text:outline-level="1">Test Table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</text:p>
          </table:table-cell>
          <table:table-cell table:style-name="Table1.C1" office:value-type="string">
            <text:p text:style-name="P4">r</text:p>
          </table:table-cell>
        </table:table-row>
        <table:table-row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3">RR</text:p>
          </table:table-cell>
          <table:table-cell table:style-name="Table1.C2" office:value-type="string">
            <text:p text:style-name="P3">Rr</text:p>
          </table:table-cell>
        </table:table-row>
        <table:table-row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3">Rr</text:p>
          </table:table-cell>
          <table:table-cell table:style-name="Table1.C2" office:value-type="string">
            <text:p text:style-name="P3">r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René Leonhardt</meta:initial-creator>
    <meta:creation-date>2006-12-28T11:35:45</meta:creation-date>
    <dc:date>2007-02-26T19:23:18</dc:date>
    <dc:language>en-GB</dc:language>
    <meta:editing-cycles>4</meta:editing-cycles>
    <meta:editing-duration>PT4M5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55" meta:character-count="309"/>
  </office:meta>
</office:document-meta>
</file>